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Pro Regular" svg:font-family="'MyriadPro Regular'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555555" style:font-name="MyriadPro Regular" fo:font-size="20.9500007629395pt" fo:letter-spacing="normal" fo:font-style="normal" fo:font-weight="normal"/>
    </style:style>
    <style:style style:name="P2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555555" style:font-name="MyriadPro Regular" fo:font-size="37.75pt" fo:letter-spacing="normal" fo:font-style="normal" fo:font-weight="normal"/>
    </style:style>
    <style:style style:name="P3" style:family="paragraph" style:parent-style-name="Heading_20_1">
      <style:paragraph-properties fo:margin-left="0cm" fo:margin-right="0cm" fo:orphans="2" fo:widows="2" fo:text-indent="0cm" style:auto-text-indent="false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555555" style:font-name="MyriadPro Regular" fo:font-size="20.9500007629395pt" fo:letter-spacing="normal" fo:font-style="normal" fo:font-weight="normal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555555" style:font-name="MyriadPro Regular" fo:font-size="37.75pt" fo:letter-spacing="normal" fo:font-style="normal" fo:font-weight="normal"/>
    </style:style>
    <style:style style:name="T2" style:family="text">
      <style:text-properties fo:font-variant="normal" fo:text-transform="none" fo:color="#555555" style:font-name="MyriadPro Regular" fo:font-size="20.950000762939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Bougies </text:span>SOLO BOUGIE OU SAVON -30% = 10€50 OFFRE P719</text:p>
      <text:p text:style-name="P5">DUO AU CHOIX -40% =18€ </text:p>
      <text:p text:style-name="P4"/>
      <text:p text:style-name="P4">Craquez pour les éditions spéciales de Noël au doux parfum acidulé d’Orange associé à la gourmandise de l’Huile Essentielle de Vanille… 2 jolis cadeaux inédits et tellement jolis, à faire et à se faire.</text:p>
      <text:p text:style-name="P4"/>
      <text:h text:style-name="P2" text:outline-level="1">La nouvelle Eau de Parfum Iris patchouli</text:h>
      <text:p text:style-name="P4">Fermez les yeux… et laissez-vous séduire par l’élégance de l’Iris de France et la puissance du Patchouli d’Indonésie. Un parfum sensuel, mystérieux et addictif.</text:p>
      <text:p text:style-name="P4"/>
      <text:h text:style-name="P3" text:outline-level="1"><text:span text:style-name="T1">Crème Essentielle </text:span>25€ VALEUR 72€ RÉF. 105110</text:h>
      <text:p text:style-name="P1">Kiotis a accordé une attention toute particulière à la nouvelle texture de la Crème Essentielle… encore plus douce et onctueuse pour une véritable caresse sur votre peau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Pro Regular" svg:font-family="'MyriadPro Regular'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13T18:44:07</meta:creation-date>
    <dc:date>2017-11-13T18:56:54</dc:date>
    <meta:editing-duration>PT12M48S</meta:editing-duration>
    <meta:editing-cycles>4</meta:editing-cycles>
    <meta:generator>OpenOffice/4.1.3$Unix OpenOffice.org_project/413m1$Build-9783</meta:generator>
    <meta:document-statistic meta:table-count="0" meta:image-count="0" meta:object-count="0" meta:page-count="1" meta:paragraph-count="7" meta:word-count="114" meta:character-count="691"/>
  </office:meta>
</office:document-meta>
</file>